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5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1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1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.0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1.098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weight="bold"/>
    </style:style>
    <style:style style:name="P6" style:family="paragraph">
      <style:paragraph-properties fo:margin-left="0cm" fo:margin-right="0cm" fo:text-indent="0cm"/>
      <style:text-properties fo:color="#000000" fo:font-size="10pt" fo:font-weight="bold"/>
    </style:style>
    <style:style style:name="T1" style:family="text">
      <style:text-properties fo:font-size="10pt" fo:font-weight="bold"/>
    </style:style>
    <style:style style:name="T2" style:family="text">
      <style:text-properties fo:color="#000000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7.04cm" svg:height="13.3cm" draw:transform="rotate (1.5707963267946) translate (2.1cm 14.4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8cm" svg:height="2.579cm" draw:transform="rotate (1.5707963267946) translate (8.821cm 11.2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2.454cm" svg:height="2.921cm" svg:x="8.771cm" svg:y="8.506cm">
            <draw:text-box>
              <text:p text:style-name="P2"><text:span text:style-name="T1">- CPU/MCU,</text:span></text:p>
              <text:p text:style-name="P2"><text:span text:style-name="T1">- Memory</text:span></text:p>
              <text:p text:style-name="P2"><text:span text:style-name="T1">- SEQ</text:span></text:p>
              <text:p text:style-name="P2"><text:span text:style-name="T1">- PIO,</text:span></text:p>
              <text:p text:style-name="P2"><text:span text:style-name="T1">...</text:span></text:p>
              <text:p text:style-name="P2"><text:span text:style-name="T1"/></text:p>
            </draw:text-box>
          </draw:frame>
          <draw:custom-shape draw:style-name="gr4" draw:text-style-name="P4" draw:layer="layout" svg:width="1.21cm" svg:height="0.685cm" draw:transform="rotate (1.5707963267946) translate (9.773cm 12.52cm)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4" draw:layer="layout" svg:width="7.28cm" svg:height="0.685cm" svg:x="1.42cm" svg:y="8.704cm">
            <text:p text:style-name="P2"/>
            <draw:enhanced-geometry svg:viewBox="0 0 21600 21600" draw:text-areas="?f5 ?f1 ?f6 ?f3" draw:type="left-right-arrow" draw:modifiers="826.94382318116 4786.005830903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" draw:text-style-name="P2" draw:layer="layout" svg:width="2.917cm" svg:height="0.827cm" draw:transform="rotate (1.5707963267946) translate (0.795cm 10.357cm)">
            <draw:text-box>
              <text:p text:style-name="P2"><text:span text:style-name="T1">Host System</text:span></text:p>
            </draw:text-box>
          </draw:frame>
          <draw:custom-shape draw:style-name="gr2" draw:text-style-name="P1" draw:layer="layout" svg:width="1.28cm" svg:height="12.04cm" draw:transform="rotate (1.5707963267946) translate (2.72cm 13.9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5.615cm" svg:height="1.038cm" svg:x="7.685cm" svg:y="12.92cm">
            <draw:text-box>
              <text:p text:style-name="P5"><text:span text:style-name="T2">Slave Interface</text:span></text:p>
            </draw:text-box>
          </draw:frame>
          <draw:frame draw:style-name="gr7" draw:text-style-name="P6" draw:layer="layout" svg:width="2.471cm" svg:height="1.038cm" svg:x="2.082cm" svg:y="7.402cm">
            <draw:text-box>
              <text:p text:style-name="P2"><text:span text:style-name="T2">Master BSC</text:span></text:p>
            </draw:text-box>
          </draw:frame>
          <draw:custom-shape draw:style-name="gr4" draw:text-style-name="P4" draw:layer="layout" svg:width="4.78cm" svg:height="0.685cm" svg:x="11.58cm" svg:y="8.705cm">
            <text:p text:style-name="P2"/>
            <draw:enhanced-geometry svg:viewBox="0 0 21600 21600" draw:text-areas="?f5 ?f1 ?f6 ?f3" draw:type="left-right-arrow" draw:modifiers="909.580463368816 4754.5189504373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6" draw:layer="layout" svg:width="1.598cm" svg:height="0.696cm" draw:transform="rotate (1.5707963267946) translate (16.376cm 9.62cm)">
            <draw:text-box>
              <text:p text:style-name="P2"><text:span text:style-name="T2">UUT</text:span></text:p>
            </draw:text-box>
          </draw:frame>
          <draw:custom-shape draw:style-name="gr1" draw:text-style-name="P1" draw:layer="layout" svg:width="5.76cm" svg:height="3.72cm" draw:transform="rotate (1.5707963267946) translate (11.1cm 20.8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8cm" svg:height="2.741cm" draw:transform="rotate (1.5707963267946) translate (11.56cm 20.541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2.566cm" svg:height="2.921cm" svg:x="11.56cm" svg:y="17.807cm">
            <draw:text-box>
              <text:p text:style-name="P2"><text:span text:style-name="T1">- CPU/MCU,</text:span></text:p>
              <text:p text:style-name="P2"><text:span text:style-name="T1">- Memory</text:span></text:p>
              <text:p text:style-name="P2"><text:span text:style-name="T1">- SEQ</text:span></text:p>
              <text:p text:style-name="P2"><text:span text:style-name="T1">- PIO,</text:span></text:p>
              <text:p text:style-name="P2"><text:span text:style-name="T1">...</text:span></text:p>
              <text:p text:style-name="P2"><text:span text:style-name="T1"/></text:p>
            </draw:text-box>
          </draw:frame>
          <draw:custom-shape draw:style-name="gr4" draw:text-style-name="P4" draw:layer="layout" svg:width="1.71cm" svg:height="0.685cm" draw:transform="rotate (1.5707963267946) translate (13.575cm 15.72cm)">
            <text:p text:style-name="P2"/>
  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0.819cm" svg:height="2.742cm" draw:transform="rotate (1.5707963267946) translate (11.56cm 16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2.983cm" svg:height="1.038cm" svg:x="11.486cm" svg:y="15.92cm">
            <draw:text-box>
              <text:p text:style-name="P5"><text:span text:style-name="T2">Slave Interface</text:span></text:p>
            </draw:text-box>
          </draw:frame>
          <draw:custom-shape draw:style-name="gr4" draw:text-style-name="P4" draw:layer="layout" svg:width="0.93cm" svg:height="0.639cm" draw:transform="rotate (1.5707963267946) translate (12.52cm 17.64cm)">
            <text:p text:style-name="P2"/>
            <draw:enhanced-geometry svg:viewBox="0 0 21600 21600" draw:text-areas="?f5 ?f1 ?f6 ?f3" draw:type="left-right-arrow" draw:modifiers="5359.3984962406 5501.2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6" draw:layer="layout" svg:width="2.564cm" svg:height="1.038cm" svg:x="11.083cm" svg:y="15.102cm">
            <draw:text-box>
              <text:p text:style-name="P2"><text:span text:style-name="T2">Slave BSC n</text:span></text:p>
            </draw:text-box>
          </draw:frame>
          <draw:custom-shape draw:style-name="gr4" draw:text-style-name="P4" draw:layer="layout" svg:width="1.92cm" svg:height="0.685cm" svg:x="14.34cm" svg:y="18.705cm">
            <text:p text:style-name="P2"/>
            <draw:enhanced-geometry svg:viewBox="0 0 21600 21600" draw:text-areas="?f5 ?f1 ?f6 ?f3" draw:type="left-right-arrow" draw:modifiers="1877.77199375325 4723.0320699708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6" draw:layer="layout" svg:width="1.598cm" svg:height="0.696cm" draw:transform="rotate (1.5707963267946) translate (16.278cm 19.658cm)">
            <draw:text-box>
              <text:p text:style-name="P2"><text:span text:style-name="T2">UUT</text:span></text:p>
            </draw:text-box>
          </draw:frame>
          <draw:custom-shape draw:style-name="gr1" draw:text-style-name="P1" draw:layer="layout" svg:width="5.76cm" svg:height="3.72cm" draw:transform="rotate (1.5707963267946) translate (6.601cm 23.8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8cm" svg:height="2.741cm" draw:transform="rotate (1.5707963267946) translate (7.061cm 23.541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2.566cm" svg:height="2.921cm" svg:x="7.061cm" svg:y="20.807cm">
            <draw:text-box>
              <text:p text:style-name="P2"><text:span text:style-name="T1">- CPU/MCU,</text:span></text:p>
              <text:p text:style-name="P2"><text:span text:style-name="T1">- Memory</text:span></text:p>
              <text:p text:style-name="P2"><text:span text:style-name="T1">- SEQ</text:span></text:p>
              <text:p text:style-name="P2"><text:span text:style-name="T1">- PIO,</text:span></text:p>
              <text:p text:style-name="P2"><text:span text:style-name="T1">...</text:span></text:p>
              <text:p text:style-name="P2"><text:span text:style-name="T1"/></text:p>
            </draw:text-box>
          </draw:frame>
          <draw:custom-shape draw:style-name="gr4" draw:text-style-name="P4" draw:layer="layout" svg:width="4.7cm" svg:height="0.685cm" draw:transform="rotate (1.5707963267946) translate (9.076cm 18.72cm)">
            <text:p text:style-name="P2"/>
            <draw:enhanced-geometry svg:viewBox="0 0 21600 21600" draw:text-areas="?f5 ?f1 ?f6 ?f3" draw:type="left-right-arrow" draw:modifiers="891.384811742183 5825.0728862973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0.819cm" svg:height="2.742cm" draw:transform="rotate (1.5707963267946) translate (7.061cm 19.68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2.983cm" svg:height="1.038cm" svg:x="6.987cm" svg:y="18.92cm">
            <draw:text-box>
              <text:p text:style-name="P5"><text:span text:style-name="T2">Slave Interface</text:span></text:p>
            </draw:text-box>
          </draw:frame>
          <draw:custom-shape draw:style-name="gr4" draw:text-style-name="P4" draw:layer="layout" svg:width="0.93cm" svg:height="0.639cm" draw:transform="rotate (1.5707963267946) translate (8.021cm 20.64cm)">
            <text:p text:style-name="P2"/>
            <draw:enhanced-geometry svg:viewBox="0 0 21600 21600" draw:text-areas="?f5 ?f1 ?f6 ?f3" draw:type="left-right-arrow" draw:modifiers="5359.3984962406 5501.2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6" draw:layer="layout" svg:width="2.542cm" svg:height="1.038cm" svg:x="6.584cm" svg:y="18.102cm">
            <draw:text-box>
              <text:p text:style-name="P2"><text:span text:style-name="T2">Slave BSC 2</text:span></text:p>
            </draw:text-box>
          </draw:frame>
          <draw:custom-shape draw:style-name="gr4" draw:text-style-name="P4" draw:layer="layout" svg:width="6.419cm" svg:height="0.685cm" svg:x="9.841cm" svg:y="21.805cm">
            <text:p text:style-name="P2"/>
            <draw:enhanced-geometry svg:viewBox="0 0 21600 21600" draw:text-areas="?f5 ?f1 ?f6 ?f3" draw:type="left-right-arrow" draw:modifiers="817.570093457944 5163.8483965014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6" draw:layer="layout" svg:width="1.598cm" svg:height="0.696cm" draw:transform="rotate (1.5707963267946) translate (16.279cm 22.758cm)">
            <draw:text-box>
              <text:p text:style-name="P2"><text:span text:style-name="T2">UUT</text:span></text:p>
            </draw:text-box>
          </draw:frame>
          <draw:custom-shape draw:style-name="gr1" draw:text-style-name="P1" draw:layer="layout" svg:width="5.76cm" svg:height="3.72cm" draw:transform="rotate (1.5707963267946) translate (2.197cm 26.6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8cm" svg:height="2.741cm" draw:transform="rotate (1.5707963267946) translate (2.657cm 26.301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2.566cm" svg:height="2.921cm" svg:x="2.657cm" svg:y="23.567cm">
            <draw:text-box>
              <text:p text:style-name="P2"><text:span text:style-name="T1">- CPU/MCU,</text:span></text:p>
              <text:p text:style-name="P2"><text:span text:style-name="T1">- Memory</text:span></text:p>
              <text:p text:style-name="P2"><text:span text:style-name="T1">- SEQ</text:span></text:p>
              <text:p text:style-name="P2"><text:span text:style-name="T1">- PIO,</text:span></text:p>
              <text:p text:style-name="P2"><text:span text:style-name="T1">...</text:span></text:p>
              <text:p text:style-name="P2"><text:span text:style-name="T1"/></text:p>
            </draw:text-box>
          </draw:frame>
          <draw:custom-shape draw:style-name="gr4" draw:text-style-name="P4" draw:layer="layout" svg:width="7.36cm" svg:height="0.685cm" draw:transform="rotate (1.5707963267946) translate (4.672cm 21.48cm)">
            <text:p text:style-name="P2"/>
            <draw:enhanced-geometry svg:viewBox="0 0 21600 21600" draw:text-areas="?f5 ?f1 ?f6 ?f3" draw:type="left-right-arrow" draw:modifiers="454.829506860481 5636.1516034985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0.819cm" svg:height="2.742cm" draw:transform="rotate (1.5707963267946) translate (2.657cm 22.44cm)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6" draw:layer="layout" svg:width="2.983cm" svg:height="1.038cm" svg:x="2.583cm" svg:y="21.68cm">
            <draw:text-box>
              <text:p text:style-name="P5"><text:span text:style-name="T2">Slave Interface</text:span></text:p>
            </draw:text-box>
          </draw:frame>
          <draw:custom-shape draw:style-name="gr4" draw:text-style-name="P4" draw:layer="layout" svg:width="0.93cm" svg:height="0.639cm" draw:transform="rotate (1.5707963267946) translate (3.617cm 23.4cm)">
            <text:p text:style-name="P2"/>
            <draw:enhanced-geometry svg:viewBox="0 0 21600 21600" draw:text-areas="?f5 ?f1 ?f6 ?f3" draw:type="left-right-arrow" draw:modifiers="5359.3984962406 5501.2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6" draw:layer="layout" svg:width="2.542cm" svg:height="1.038cm" svg:x="2.18cm" svg:y="20.862cm">
            <draw:text-box>
              <text:p text:style-name="P2"><text:span text:style-name="T2">Slave BSC 1</text:span></text:p>
            </draw:text-box>
          </draw:frame>
          <draw:custom-shape draw:style-name="gr4" draw:text-style-name="P4" draw:layer="layout" svg:width="10.88cm" svg:height="0.685cm" svg:x="5.48cm" svg:y="24.406cm">
            <text:p text:style-name="P2"/>
            <draw:enhanced-geometry svg:viewBox="0 0 21600 21600" draw:text-areas="?f5 ?f1 ?f6 ?f3" draw:type="left-right-arrow" draw:modifiers="388.477366255144 5415.7434402332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6" draw:layer="layout" svg:width="1.598cm" svg:height="0.696cm" draw:transform="rotate (1.5707963267946) translate (16.379cm 25.358cm)">
            <draw:text-box>
              <text:p text:style-name="P2"><text:span text:style-name="T2">UU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2:37:44</dc:date>
    <dc:language>de-DE</dc:language>
    <meta:editing-cycles>30</meta:editing-cycles>
    <meta:editing-duration>PT7H24M2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